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style:font-name="Lucida Sans Unicode" officeooo:rsid="0014a777" officeooo:paragraph-rsid="0014a777"/>
    </style:style>
    <style:style style:name="P3" style:family="paragraph" style:parent-style-name="Text_20_body">
      <style:text-properties style:font-name="Lucida Sans Unicode" officeooo:rsid="00161481" officeooo:paragraph-rsid="00161481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</style:style>
    <style:style style:name="P6" style:family="paragraph">
      <loext:graphic-properties draw:fill-color="#ffff00"/>
    </style:style>
    <style:style style:name="P7" style:family="paragraph">
      <loext:graphic-properties draw:fill="none" draw:fill-color="#ffffff"/>
    </style:style>
    <style:style style:name="T1" style:family="text">
      <style:text-properties officeooo:rsid="00131c54"/>
    </style:style>
    <style:style style:name="T2" style:family="text">
      <style:text-properties officeooo:rsid="00161481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gr1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0000" draw:textarea-horizontal-align="justify" draw:textarea-vertical-align="middle" draw:auto-grow-height="false" fo:min-height="1.376cm" fo:min-width="2.805cm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-color="#ffff00" draw:textarea-horizontal-align="justify" draw:textarea-vertical-align="middle" draw:auto-grow-height="false" fo:min-height="1.376cm" fo:min-width="1.7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-color="#ff0000" draw:textarea-horizontal-align="justify" draw:textarea-vertical-align="middle" draw:auto-grow-height="false" fo:min-height="1.191cm" fo:min-width="1.773cm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ffff00" draw:textarea-horizontal-align="justify" draw:textarea-vertical-align="middle" draw:auto-grow-height="false" fo:min-height="4.101cm" fo:min-width="2.1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5.133cm" fo:min-width="7.3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455cm" fo:min-width="2.5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27cm" fo:min-width="2.7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4.842cm" fo:min-width="5.1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<text:span text:style-name="T1">roduction à SQLite</text:span></text:h>
      <text:h text:style-name="Heading_20_2" text:outline-level="2">Diférence entre Base de données centralisée et embarquée</text:h>
      <text:p text:style-name="P2"><draw:custom-shape text:anchor-type="paragraph" draw:z-index="0" draw:name="Forme1" draw:style-name="gr13" svg:width="5.187cm" svg:height="4.843cm" svg:x="0.219cm" svg:y="3.207cm"><text:p text:style-name="P4">SGBD MYSQL</text:p><draw:enhanced-geometry svg:viewBox="0 0 21600 21600" draw:type="rectangle" draw:enhanced-path="M 0 0 L 21600 0 21600 21600 0 21600 0 0 Z N"/></draw:custom-shape><draw:custom-shape text:anchor-type="paragraph" draw:z-index="1" draw:name="Forme2" draw:style-name="gr12" svg:width="2.752cm" svg:height="1.271cm" svg:x="8.976cm" svg:y="2.942cm"><text:p text:style-name="P4">Client 1</text:p><draw:enhanced-geometry svg:viewBox="0 0 21600 21600" draw:type="rectangle" draw:enhanced-path="M 0 0 L 21600 0 21600 21600 0 21600 0 0 Z N"/></draw:custom-shape><draw:custom-shape text:anchor-type="paragraph" draw:z-index="2" draw:name="Forme3" draw:style-name="gr11" svg:width="2.567cm" svg:height="1.456cm" svg:x="9.082cm" svg:y="6.435cm"><text:p>Client 2</text:p><draw:enhanced-geometry svg:viewBox="0 0 21600 21600" draw:type="rectangle" draw:enhanced-path="M 0 0 L 21600 0 21600 21600 0 21600 0 0 Z N"/></draw:custom-shape><draw:line text:anchor-type="paragraph" draw:z-index="3" draw:name="Forme4" draw:style-name="gr10" draw:text-style-name="P4" svg:x1="9.109cm" svg:y1="3.205cm" svg:x2="5.537cm" svg:y2="4.503cm"><text:p/></draw:line><draw:line text:anchor-type="paragraph" draw:z-index="4" draw:name="Forme5" draw:style-name="gr9" draw:text-style-name="P4" svg:x1="5.405cm" svg:y1="5.427cm" svg:x2="8.977cm" svg:y2="3.868cm"><text:p/></draw:line><draw:frame text:anchor-type="paragraph" draw:z-index="5" draw:name="Forme6" draw:style-name="gr8" draw:text-style-name="P7" svg:width="1.694cm" svg:height="0.489cm" svg:x="6.331cm" svg:y="3.205cm"><draw:text-box><text:p>requête</text:p></draw:text-box></draw:frame><draw:frame text:anchor-type="paragraph" draw:z-index="6" draw:name="Forme7" draw:style-name="gr7" draw:text-style-name="P7" svg:width="1.826cm" svg:height="0.489cm" svg:x="6.833cm" svg:y="4.794cm"><draw:text-box><text:p>répondre</text:p></draw:text-box></draw:frame>A) <text:span text:style-name="T4">BD centralisée</text:span> : c’est une base de données sur un serveur que plusieurs clients distants peuvent interroger . C’est le cas pour une BD d’un site Web. Exemple de BD centralisée:MySQL,MariaDB,Oracle,ect…</text:p>
      <text:p text:style-name="P2"/>
      <text:p text:style-name="P2"/>
      <text:p text:style-name="P2"/>
      <text:p text:style-name="P2"/>
      <text:p text:style-name="P2"><draw:custom-shape text:anchor-type="paragraph" draw:z-index="12" draw:name="Forme9_3" draw:style-name="gr2" draw:text-style-name="P5" svg:width="2.805cm" svg:height="1.377cm" svg:x="1.489cm" svg:y="-0.21cm"><text:p>BD</text:p><draw:enhanced-geometry svg:viewBox="0 0 21600 21600" draw:type="rectangle" draw:enhanced-path="M 0 0 L 21600 0 21600 21600 0 21600 0 0 Z N"/></draw:custom-shape><draw:line text:anchor-type="paragraph" draw:z-index="13" draw:name="Forme10" draw:style-name="gr1" draw:text-style-name="P4" svg:x1="9.083cm" svg:y1="0.557cm" svg:x2="5.405cm" svg:y2="0.742cm"><text:p/></draw:line></text:p>
      <text:p text:style-name="P2"><draw:line text:anchor-type="paragraph" draw:z-index="14" draw:name="Forme11" draw:style-name="gr1" draw:text-style-name="P4" svg:x1="5.405cm" svg:y1="0.541cm" svg:x2="9.083cm" svg:y2="0.25cm"><text:p/></draw:line></text:p>
      <text:p text:style-name="P2"/>
      <text:p text:style-name="P2">A) <text:span text:style-name="T4">BD embarqué</text:span> : Base de données spécifique à l’equipement non accessible <text:span text:style-name="T2">depuis l’exterieur.</text:span></text:p>
      <text:p text:style-name="P3"><draw:custom-shape text:anchor-type="paragraph" draw:z-index="7" draw:name="Forme8" draw:style-name="gr6" draw:text-style-name="P4" svg:width="7.303cm" svg:height="5.134cm" svg:x="1.012cm" svg:y="2.471cm"><text:p text:style-name="P4">Equipement </text:p><draw:enhanced-geometry svg:viewBox="0 0 21600 21600" draw:type="rectangle" draw:enhanced-path="M 0 0 L 21600 0 21600 21600 0 21600 0 0 Z N"/></draw:custom-shape><draw:custom-shape text:anchor-type="paragraph" draw:z-index="11" draw:name="Forme9_2" draw:style-name="gr2" draw:text-style-name="P5" svg:width="2.805cm" svg:height="1.377cm" svg:x="1.277cm" svg:y="5.884cm"><text:p>BD1</text:p><draw:enhanced-geometry svg:viewBox="0 0 21600 21600" draw:type="rectangle" draw:enhanced-path="M 0 0 L 21600 0 21600 21600 0 21600 0 0 Z N"/></draw:custom-shape><draw:custom-shape text:anchor-type="paragraph" draw:z-index="10" draw:name="Forme9_0" draw:style-name="gr3" draw:text-style-name="P6" svg:width="1.773cm" svg:height="1.377cm" svg:x="1.277cm" svg:y="2.762cm"><text:p>App1</text:p><draw:enhanced-geometry svg:viewBox="0 0 21600 21600" draw:type="rectangle" draw:enhanced-path="M 0 0 L 21600 0 21600 21600 0 21600 0 0 Z N"/></draw:custom-shape><draw:custom-shape text:anchor-type="paragraph" draw:z-index="8" draw:name="Forme9_1" draw:style-name="gr5" draw:text-style-name="P6" svg:width="2.144cm" svg:height="4.102cm" svg:x="5.854cm" svg:y="3.053cm"><text:p>App2</text:p><draw:enhanced-geometry svg:viewBox="0 0 21600 21600" draw:type="rectangle" draw:enhanced-path="M 0 0 L 21600 0 21600 21600 0 21600 0 0 Z N"/></draw:custom-shape><draw:custom-shape text:anchor-type="paragraph" draw:z-index="9" draw:name="Forme9" draw:style-name="gr4" draw:text-style-name="P5" svg:width="1.773cm" svg:height="1.191cm" svg:x="5.987cm" svg:y="3.291cm"><text:p>BD1</text:p><draw:enhanced-geometry svg:viewBox="0 0 21600 21600" draw:type="rectangle" draw:enhanced-path="M 0 0 L 21600 0 21600 21600 0 21600 0 0 Z N"/></draw:custom-shape>Exemple de BD centralisée: <text:span text:style-name="T4">SQLit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14:30:22.212000000</meta:creation-date>
    <dc:date>2022-11-14T14:47:25.018000000</dc:date>
    <meta:editing-duration>PT17M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5" meta:word-count="62" meta:character-count="407" meta:non-whitespace-character-count="350"/>
  </office:meta>
</office:document-meta>
</file>